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="Arrow" draw:marker-start-width="0.375cm" draw:marker-end-width="0.2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xml:id="id1" draw:id="id1" draw:layer="layout" svg:width="5cm" svg:height="2.9cm" svg:x="4cm" svg:y="4cm" draw:corner-radius="0.5cm">
          <draw:glue-point draw:id="4" svg:x="-5cm" svg:y="-1.551cm"/>
          <draw:glue-point draw:id="5" svg:x="-5cm" svg:y="1.896cm"/>
          <text:p text:style-name="P1">Office <text:span text:style-name="T1">suite</text:span></text:p>
        </draw:rect>
        <draw:rect draw:style-name="gr1" draw:text-style-name="P1" xml:id="id2" draw:id="id2" draw:layer="layout" svg:width="5cm" svg:height="2.9cm" svg:x="13cm" svg:y="4cm" draw:corner-radius="0.5cm">
          <draw:glue-point draw:id="4" svg:x="5cm" svg:y="-1.551cm"/>
          <draw:glue-point draw:id="5" svg:x="5cm" svg:y="1.896cm"/>
          <draw:glue-point draw:id="6" svg:x="1cm" svg:y="-5cm"/>
          <draw:glue-point draw:id="7" svg:x="-1cm" svg:y="-5cm"/>
          <text:p text:style-name="P1">Document <text:span text:style-name="T1">server</text:span></text:p>
        </draw:rect>
        <draw:line draw:style-name="gr2" draw:text-style-name="P1" draw:layer="layout" svg:x1="9cm" svg:y1="6cm" svg:x2="13.1cm" svg:y2="6cm">
          <text:p text:style-name="P1"/>
          <text:p text:style-name="P1"><text:span text:style-name="T1">Save</text:span></text:p>
        </draw:line>
        <draw:line draw:style-name="gr3" draw:text-style-name="P1" draw:layer="layout" svg:x1="9cm" svg:y1="5cm" svg:x2="13cm" svg:y2="5cm">
          <text:p text:style-name="P1"><text:span text:style-name="T1">Open</text:span></text:p>
          <text:p text:style-name="P1"/>
        </draw:line>
        <draw:connector draw:style-name="gr2" draw:text-style-name="P1" draw:layer="layout" draw:type="curve" draw:line-skew="-2.049cm" svg:x1="4cm" svg:y1="5.001cm" svg:x2="4cm" svg:y2="5.999cm" draw:start-shape="id1" draw:start-glue-point="4" draw:end-shape="id1" draw:end-glue-point="5" svg:d="m4000 5001c-3825 0-3825 998 0 998">
          <text:p text:style-name="P1">Edit</text:p>
        </draw:connector>
        <draw:connector draw:style-name="gr2" draw:text-style-name="P1" draw:layer="layout" draw:type="curve" draw:line-skew="1.249cm" svg:x1="18cm" svg:y1="5.999cm" svg:x2="18cm" svg:y2="5.001cm" draw:start-shape="id2" draw:start-glue-point="5" draw:end-shape="id2" draw:end-glue-point="4" svg:d="m18000 5999c2625 0 2625-998 0-998">
          <text:p text:style-name="P1"><text:span text:style-name="T1">Share</text:span></text:p>
        </draw:connector>
        <draw:connector draw:style-name="gr2" draw:text-style-name="P1" draw:layer="layout" draw:type="curve" svg:x1="16cm" svg:y1="4cm" svg:x2="15cm" svg:y2="4cm" draw:start-shape="id2" draw:start-glue-point="6" draw:end-shape="id2" draw:end-glue-point="7" svg:d="m16000 4000c0-751-1000-751-1000 0">
          <text:p text:style-name="P1"><text:span text:style-name="T1"><text:s text:c="22"/></text:span><text:span text:style-name="T1">Register</text:span></text:p>
        </draw:connector>
        <draw:rect draw:style-name="gr4" draw:text-style-name="P1" draw:layer="layout" svg:width="1.2cm" svg:height="0.9cm" svg:x="13.3cm" svg:y="5.8cm" draw:corner-radius="0.5cm">
          <text:p/>
        </draw:rect>
        <draw:rect draw:style-name="gr4" draw:text-style-name="P1" draw:layer="layout" svg:width="1.2cm" svg:height="0.9cm" svg:x="14.9cm" svg:y="5.8cm" draw:corner-radius="0.5cm">
          <text:p/>
        </draw:rect>
        <draw:rect draw:style-name="gr4" draw:text-style-name="P1" draw:layer="layout" svg:width="1.2cm" svg:height="0.9cm" svg:x="16.4cm" svg:y="5.8cm" draw:corner-radius="0.5cm">
          <text:p/>
        </draw:rect>
        <draw:custom-shape draw:style-name="gr5" draw:text-style-name="P1" draw:layer="layout" svg:width="0.7cm" svg:height="4.2cm" draw:transform="rotate (-1.57062179387059) translate (17.6cm 7.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3.707cm" svg:height="0.962cm" svg:x="13.793cm" svg:y="8cm">
          <draw:text-box>
            <text:p><text:span text:style-name="T1">Docum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4T18:30:12</meta:creation-date>
    <dc:date>2011-05-18T16:00:49</dc:date>
    <meta:editing-duration>PT14M21S</meta:editing-duration>
    <meta:editing-cycles>10</meta:editing-cycles>
    <meta:generator>LibreOffice/3.3$Linux LibreOffice_project/330m19$Build-202</meta:generator>
    <meta:document-statistic meta:object-count="12"/>
  </office:meta>
</office:document-meta>
</file>